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w</mi>
              <mrow>
                <mtext>ae</mtext>
              </mrow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frac>
              <mn>1</mn>
              <msup>
                <mo stretchy="false">ℏ</mo>
                <mn>2</mn>
              </msup>
            </mfrac>
            <mi/>
            <msup>
              <mfenced open="∣" close="∣">
                <mrow>
                  <mrow>
                    <mo stretchy="false">〈</mo>
                    <mrow>
                      <mrow>
                        <msubsup>
                          <mi>E</mi>
                          <mrow>
                            <mtext>e</mtext>
                          </mrow>
                          <mrow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subsup>
                      </mrow>
                      <mo stretchy="false">∣</mo>
                      <mrow>
                        <msub>
                          <mi>H</mi>
                          <mn>1</mn>
                        </msub>
                      </mrow>
                      <mo stretchy="false">∣</mo>
                      <mrow>
                        <msubsup>
                          <mi>E</mi>
                          <mrow>
                            <mtext>a</mtext>
                          </mrow>
                          <mrow>
                            <mrow>
                              <mo stretchy="false">(</mo>
                              <mrow>
                                <mn>0</mn>
                              </mrow>
                              <mo stretchy="false">)</mo>
                            </mrow>
                          </mrow>
                        </msubsup>
                      </mrow>
                    </mrow>
                    <mo stretchy="false">〉</mo>
                  </mrow>
                </mrow>
              </mfenced>
              <mn>2</mn>
            </msup>
            <mi/>
            <msub>
              <mi>F</mi>
              <mi>t</mi>
            </msub>
            <mfenced open="(" close=")">
              <mrow>
                <msubsup>
                  <mi>E</mi>
                  <mrow>
                    <mtext>ea</mtext>
                  </mrow>
                  <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subsup>
              </mrow>
            </mfenced>
          </mrow>
        </mtd>
      </mtr>
      <mtr>
        <mtd>
          <mrow>
            <mstyle mathsize="70%">
              <mrow>
                <mrow>
                  <msub>
                    <mi>F</mi>
                    <mi>t</mi>
                  </msub>
                  <mfenced open="(" close=")">
                    <mrow>
                      <msubsup>
                        <mi>E</mi>
                        <mrow>
                          <mtext>ea</mtext>
                        </mrow>
                        <mrow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sup>
                    </mrow>
                  </mfenced>
                  <mrow>
                    <mi/>
                    <mo stretchy="false">=</mo>
                    <mi/>
                  </mrow>
                  <msub>
                    <mi>F</mi>
                    <mi>t</mi>
                  </msub>
                  <mfenced open="(" close=")">
                    <mrow>
                      <msubsup>
                        <mi>E</mi>
                        <mrow>
                          <mtext>e</mtext>
                        </mrow>
                        <mrow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sup>
                      <mrow>
                        <mi/>
                        <mo stretchy="false">−</mo>
                        <mi/>
                      </mrow>
                      <msubsup>
                        <mi>E</mi>
                        <mrow>
                          <mtext>a</mtext>
                        </mrow>
                        <mrow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sup>
                    </mrow>
                  </mfenced>
                </mrow>
              </mrow>
            </mstyle>
          </mrow>
        </mtd>
      </mtr>
    </mtable>
    <annotation encoding="StarMath 5.0">alignc 
w _{"ae"} ^{(1)} (t) ~=~ 
1 over hbar ^2 
` 
left lline 
 langle E _{"e"} ^{(0)} mline H _1 mline E _{"a"} ^{(0)} rangle 
right rline ^2 ` 
F _t left ( 
 E _{"ea"} ^{(0)} 
right ) newline 
size*0.7 { 
 F _t left ( 
  E _{"ea"} ^{(0)} 
 right ) ~=~ 
 F _t left ( 
  E _{"e"} ^{(0)} ~-~ E _{"a"} ^{(0)} 
 right )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35:43.427000000</meta:creation-date>
    <meta:generator>LibreOffice/4.1.4.2$Windows_x86 LibreOffice_project/0a0440ccc0227ad9829de5f46be37cfb6edcf72</meta:generator>
  </office:meta>
</office:document-meta>
</file>